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000000" style:apply-style-name="Overspent" style:base-cell-address="Sheet1.C10"/>
    </style:style>
    <style:style style:name="ce2" style:family="table-cell" style:parent-style-name="Default">
      <style:map style:condition="cell-content()&gt;1000000" style:apply-style-name="Overspent" style:base-cell-address="Sheet1.C11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Cost for 1 year</text:p>
          </table:table-cell>
          <table:table-cell office:value-type="string" calcext:value-type="string">
            <text:p>Cost for 3.5 year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float" office:value="100000" calcext:value-type="float">
            <text:p>100000</text:p>
          </table:table-cell>
          <table:table-cell table:formula="of:=[.C3]*3.5" office:value-type="float" office:value="350000" calcext:value-type="float">
            <text:p>3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 (25%)</text:p>
          </table:table-cell>
          <table:table-cell office:value-type="float" office:value="25000" calcext:value-type="float">
            <text:p>25000</text:p>
          </table:table-cell>
          <table:table-cell table:formula="of:=[.C4]*3.5" office:value-type="float" office:value="87500" calcext:value-type="float">
            <text:p>87500</text:p>
          </table:table-cell>
          <table:table-cell office:value-type="string" calcext:value-type="string">
            <text:p>25% time</text:p>
          </table:table-cell>
        </table:table-row>
        <table:table-row table:style-name="ro1">
          <table:table-cell/>
          <table:table-cell office:value-type="string" calcext:value-type="string">
            <text:p>Post-Doc</text:p>
          </table:table-cell>
          <table:table-cell office:value-type="float" office:value="100000" calcext:value-type="float">
            <text:p>100000</text:p>
          </table:table-cell>
          <table:table-cell table:formula="of:=[.C5]*3.5" office:value-type="float" office:value="350000" calcext:value-type="float">
            <text:p>3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D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uting Resources</text:p>
          </table:table-cell>
          <table:table-cell/>
          <table:table-cell table:formula="of:=(5416+2694) * 4" office:value-type="float" office:value="32440" calcext:value-type="float">
            <text:p>32440</text:p>
          </table:table-cell>
          <table:table-cell office:value-type="string" calcext:value-type="string">
            <text:p>4 copies of 3 year term and 1 year term of AWS c3.2xlarge instance</text:p>
          </table:table-cell>
        </table:table-row>
        <table:table-row table:style-name="ro1">
          <table:table-cell/>
          <table:table-cell office:value-type="string" calcext:value-type="string">
            <text:p>International Travel costs</text:p>
          </table:table-cell>
          <table:table-cell table:formula="of:=1064*4 + 1152*4 + 2275 + 2854" office:value-type="float" office:value="13993" calcext:value-type="float">
            <text:p>1399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osts for four people staying in hotels for a week in berkeley and japan each year</text:p>
          </table:table-cell>
        </table:table-row>
        <table:table-row table:style-name="ro2">
          <table:table-cell/>
          <table:table-cell office:value-type="string" calcext:value-type="string">
            <text:p>Travel cos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style-name="ce1"/>
          <table:table-cell office:value-type="float" office:value="8000" calcext:value-type="float">
            <text:p>8000</text:p>
          </table:table-cell>
          <table:table-cell office:value-type="string" calcext:value-type="string">
            <text:p>Four high-end computers and extra for maintenance</text:p>
          </table:table-cell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style-name="ce2" table:formula="of:=SUM([.D3:.D10])" office:value-type="float" office:value="977940" calcext:value-type="float">
            <text:p>9779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ainder</text:p>
          </table:table-cell>
          <table:table-cell table:formula="of:=1000000-[.C11]" office:value-type="float" office:value="22060" calcext:value-type="float">
            <text:p>220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spending left</text:p>
          </table:table-cell>
          <table:table-cell table:formula="of:=[.C12]/3.5" office:value-type="float" office:value="6302.85714285714" calcext:value-type="float">
            <text:p>6302.8571428572</text:p>
          </table:table-cell>
          <table:table-cell table:number-columns-repeated="2"/>
        </table:table-row>
        <calcext:conditional-formats>
          <calcext:conditional-format calcext:target-range-address="Sheet1.C11:Sheet1.C11">
            <calcext:condition calcext:apply-style-name="Overspent" calcext:value="&gt;1000000" calcext:base-cell-address="Sheet1.C10"/>
          </calcext:conditional-format>
          <calcext:conditional-format calcext:target-range-address="Sheet1.C12:Sheet1.C12">
            <calcext:condition calcext:apply-style-name="Overspent" calcext:value="&gt;1000000" calcext:base-cell-address="Sheet1.C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verspent" style:family="table-cell" style:parent-style-name="Heading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1:53:57.991416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 </meta:initial-creator>
    <meta:creation-date>2015-04-23T10:13:41.313793806</meta:creation-date>
    <dc:date>2015-05-14T12:46:10.984762440</dc:date>
    <dc:creator>Dom </dc:creator>
    <meta:editing-duration>PT1H36M54S</meta:editing-duration>
    <meta:editing-cycles>2</meta:editing-cycles>
    <meta:generator>LibreOffice/4.2.8.2$Linux_X86_64 LibreOffice_project/420m0$Build-2</meta:generator>
    <meta:document-statistic meta:table-count="1" meta:cell-count="33" meta:object-count="0"/>
  </office:meta>
</office:document-meta>
</file>